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22396" officeooo:paragraph-rsid="0012239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3cb3b" officeooo:paragraph-rsid="0013cb3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officeooo:rsid="0013cb3b" officeooo:paragraph-rsid="0013cb3b"/>
    </style:style>
    <style:style style:name="P4" style:family="paragraph" style:parent-style-name="Standard">
      <style:paragraph-properties fo:text-align="start" style:justify-single-word="false"/>
      <style:text-properties fo:font-size="14pt" officeooo:rsid="00122396" officeooo:paragraph-rsid="00122396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42826" officeooo:paragraph-rsid="0014282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ad77f" officeooo:paragraph-rsid="001ad77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officeooo:rsid="00108ce9" officeooo:paragraph-rsid="00108ce9"/>
    </style:style>
    <style:style style:name="P8" style:family="paragraph" style:parent-style-name="Standard">
      <style:paragraph-properties fo:text-align="start" style:justify-single-word="false"/>
      <style:text-properties fo:font-size="12pt" officeooo:rsid="00122396" officeooo:paragraph-rsid="00122396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cb3b" officeooo:paragraph-rsid="0013cb3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9129f" officeooo:paragraph-rsid="0019129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42826" officeooo:paragraph-rsid="0014282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5fa2b" officeooo:paragraph-rsid="0015fa2b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122396" officeooo:paragraph-rsid="00122396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officeooo:rsid="0013cb3b" officeooo:paragraph-rsid="0013cb3b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13cb3b" officeooo:paragraph-rsid="0013cb3b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19129f" officeooo:paragraph-rsid="0019129f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142826" officeooo:paragraph-rsid="00142826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a527d" officeooo:paragraph-rsid="001a527d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acfc4" officeooo:paragraph-rsid="001acfc4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fa2b" officeooo:paragraph-rsid="0015fa2b" style:font-style-asian="normal" style:font-weight-asian="normal" style:font-style-complex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ad77f" officeooo:paragraph-rsid="001ad77f" style:font-style-asian="normal" style:font-weight-asian="normal" style:font-style-complex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c6d86" officeooo:paragraph-rsid="001c6d8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c6d86" officeooo:paragraph-rsid="001c6d86" style:font-style-asian="normal" style:font-weight-asian="normal" style:font-style-complex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cea1e" officeooo:paragraph-rsid="001cea1e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ce35f" officeooo:paragraph-rsid="001ce35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abases</text:p>
      <text:p text:style-name="P7"/>
      <text:p text:style-name="P4">Databases</text:p>
      <text:list xml:id="list1800416077" text:style-name="L1">
        <text:list-item>
          <text:p text:style-name="P13">A database is a structured set of data held in a computer. An example of a type of database are spreadsheets. Spreadsheets maintain a structure of rows and columns with each column acting as a separator for types of data.</text:p>
        </text:list-item>
      </text:list>
      <text:p text:style-name="P8"/>
      <text:p text:style-name="P3">Database Software</text:p>
      <text:list xml:id="list2390082802" text:style-name="L2">
        <text:list-item>
          <text:p text:style-name="P14">Depending on the database software used: (SQLite, MS SQL, PostgreSQL, <text:s/>MongoDB, MySQL), there can be different structured data models such as documented-oritented data storage model used in MongoDB.</text:p>
          <text:list>
            <text:list-item>
              <text:p text:style-name="P14">There are systems that use non-relational data storage and retrieval models, which can be grouped as 'NoSQL'.</text:p>
            </text:list-item>
          </text:list>
        </text:list-item>
      </text:list>
      <text:p text:style-name="P8"/>
      <text:p text:style-name="P1">Relational Database Management Systems</text:p>
      <text:list xml:id="list601423539" text:style-name="L3">
        <text:list-item>
          <text:p text:style-name="P15">Relational database: A database organized to the relational model of data.</text:p>
          <text:list>
            <text:list-item>
              <text:p text:style-name="P15">The relational model defines a set of relations and describes the relationship between them in order to determine how the data stored in them can interact.</text:p>
            </text:list-item>
          </text:list>
        </text:list-item>
        <text:list-item>
          <text:p text:style-name="P15">Relational database management system <text:s/>(RDBMS): An application for managing relational databases. It allows a user to interact with a database by issuing commands.</text:p>
        </text:list-item>
        <text:list-item>
          <text:p text:style-name="P16">Relational Databases uses <text:span text:style-name="T2">tables </text:span><text:span text:style-name="T3">to store information(columns: data-entries, rows: data-type)</text:span></text:p>
          <text:list>
            <text:list-item>
              <text:p text:style-name="P18">Using tables to store a certain type of data, you can provide keys to those tables to obtain information from any table needed.</text:p>
              <text:list>
                <text:list-item>
                  <text:p text:style-name="P19">Ex. some matching identifier is matched to the id of a table, and then information is grabbed from that table and provided by to the original identifier location.</text:p>
                </text:list-item>
              </text:list>
            </text:list-item>
          </text:list>
        </text:list-item>
      </text:list>
      <text:p text:style-name="P10"/>
      <text:p text:style-name="P9"/>
      <text:p text:style-name="P2">Structured Query Language (SQL)</text:p>
      <text:list xml:id="list3341448180" text:style-name="L4">
        <text:list-item>
          <text:p text:style-name="P17">SQL is the language used to communicate with a relational database.</text:p>
          <text:list>
            <text:list-item>
              <text:p text:style-name="P17">SQL uses a syntax similar to english sentences which will allow you to Select(find), Insert(add), Update(change), and Delete(remove) data from the databases.</text:p>
            </text:list-item>
          </text:list>
        </text:list-item>
        <text:list-item>
          <text:p text:style-name="P17">SQL is a <text:span text:style-name="T1">declarative</text:span> language; where the statement written describes what <text:span text:style-name="T4">needs</text:span><text:span text:style-name="T3"> to be done, not </text:span><text:span text:style-name="T4">how</text:span><text:span text:style-name="T3"> to do it. The execution of the query is handled internally by the RDBMS.</text:span></text:p>
        </text:list-item>
      </text:list>
      <text:p text:style-name="P11"/>
      <text:p text:style-name="P5">Why SQL</text:p>
      <text:list xml:id="list1952518840" text:style-name="L5">
        <text:list-item>
          <text:p text:style-name="P20">SQL is used everywhere. When using Ruby on Rails, some of the code written will generate SQL in the background.</text:p>
        </text:list-item>
      </text:list>
      <text:p text:style-name="P12"/>
      <text:p text:style-name="P6">Keys</text:p>
      <text:list xml:id="list2043796938" text:style-name="L6">
        <text:list-item>
          <text:p text:style-name="P21">A key is an identifier to a record on a table.</text:p>
        </text:list-item>
        <text:list-item>
          <text:p text:style-name="P21">A primary key is an identifier that UNIQUELY identifies each record in a table.</text:p>
          <text:list>
            <text:list-item>
              <text:p text:style-name="P21">Primary keys must only contain UNIQUE values, and cannot contain NULL values.</text:p>
            </text:list-item>
            <text:list-item>
              <text:p text:style-name="P21">A table can only have ONE primary key.</text:p>
            </text:list-item>
            <text:list-item>
              <text:p text:style-name="P21">A primary key is useful because it allows you to have an unique identifier for an item that will never change.</text:p>
            </text:list-item>
          </text:list>
        </text:list-item>
        <text:list-item>
          <text:p text:style-name="P22">A foreign key is a column or group of columns in a relational database table that provides a link between data in two tables.</text:p>
          <text:list>
            <text:list-item>
              <text:p text:style-name="P22"><text:soft-page-break/>It acts as a cross-reference between tables because it references the primary key of another table, thereby establishing a link between them.</text:p>
            </text:list-item>
          </text:list>
        </text:list-item>
      </text:list>
      <text:p text:style-name="P23"/>
      <text:p text:style-name="P25">Schema</text:p>
      <text:list xml:id="list293573571" text:style-name="L7">
        <text:list-item>
          <text:p text:style-name="P24">The Schema is a special file that is updated whenever you make changes to the structure of the database. </text:p>
          <text:list>
            <text:list-item>
              <text:p text:style-name="P24">The Schema contains an overview on the information that is in the database such as tables and their information.</text:p>
            </text:list-item>
          </text:list>
        </text:list-item>
      </text:list>
      <text:list xml:id="list173115212779619" text:continue-list="list2043796938" text:style-name="L6">
        <text:list-header>
          <text:p text:style-name="P2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31" meta:word-count="479" meta:character-count="2786" meta:non-whitespace-character-count="2357"/>
  </office:meta>
</office:document-meta>
</file>